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style:font-name-asian="Roboto1" style:font-size-asian="10.5pt" style:font-name-complex="Roboto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 Consideraciones no definitivas, tomar solo como referencia.</text:span></text:p>
      <text:p text:style-name="Standard"><text:span text:style-name="T1">- Pueden cambiar en la pauta final del proyecto</text:span></text:p>
      <text:p text:style-name="Standard"/>
      <text:p text:style-name="Standard"/>
      <text:p text:style-name="Standard"><text:span text:style-name="T1">Requisitos del dataset</text:span></text:p>
      <text:p text:style-name="Standard"><text:span text:style-name="T1">===================</text:span></text:p>
      <text:p text:style-name="Standard"><text:span text:style-name="T1">- Debe venir desde una fuente independiente; planilla de cálculo (xlsx), archivo csv, json, etc, o un API pública</text:span></text:p>
      <text:p text:style-name="Standard"><text:span text:style-name="T1">- Debe considerar al menos 1000 "filas"</text:span></text:p>
      <text:p text:style-name="Standard"><text:span text:style-name="T1">- Debe considerar al menos una columna que represente fecha, fecha y hora, o variaciones de</text:span></text:p>
      <text:p text:style-name="Standard"><text:span text:style-name="T1">tiempo.</text:span></text:p>
      <text:p text:style-name="Standard"><text:span text:style-name="T1">- Debe considerar al menos una columna con datos categóricos (no ordenables)</text:span></text:p>
      <text:p text:style-name="Standard"><text:span text:style-name="T1">- Idealmente debe contener datos perdidos</text:span></text:p>
      <text:p text:style-name="Standard"/>
      <text:p text:style-name="Standard"><text:span text:style-name="T1">Enfoque deseado</text:span></text:p>
      <text:p text:style-name="Standard"><text:span text:style-name="T1">==============</text:span></text:p>
      <text:p text:style-name="Standard"><text:span text:style-name="T1">1. Plantear preguntas que se desean responder utilizando el dataset</text:span></text:p>
      <text:p text:style-name="Standard"><text:span text:style-name="T1">2. Explorar el dataset</text:span></text:p>
      <text:p text:style-name="Standard"><text:span text:style-name="T1">3. Comunicar hallazgos y conclusiones</text:span></text:p>
      <text:p text:style-name="Standard"/>
      <text:p text:style-name="Standard"><text:span text:style-name="T1">Acciones requeridas</text:span></text:p>
      <text:p text:style-name="Standard"><text:span text:style-name="T1">==================</text:span></text:p>
      <text:p text:style-name="Standard"><text:span text:style-name="T1">1. Recuperar datos desde una fuente externa.</text:span></text:p>
      <text:p text:style-name="Standard"><text:span text:style-name="T1">2. Crear DataFrame con datos recuperados.</text:span></text:p>
      <text:p text:style-name="Standard"><text:span text:style-name="T1">3. Estandarización y limpieza de datos.</text:span></text:p>
      <text:p text:style-name="Standard"><text:span text:style-name="T1">4. Completar los datos faltantes o eliminar filas. Cualquiera sea el caso, justificar técnicas utilizada.</text:span></text:p>
      <text:p text:style-name="Standard"><text:soft-page-break/><text:span text:style-name="T1">5. Análisis exploratorio de datos (tablas, métricas, gráficos, etc).</text:span></text:p>
      <text:p text:style-name="Standard"><text:span text:style-name="T1">6. Exportar el dataframe modificado en un formato que pueda ser recuperado posteriormente</text:span></text:p>
      <text:p text:style-name="Standard"><text:span text:style-name="T1">7. Comprobar correctitud del dataframe cargado</text:span></text:p>
      <text:p text:style-name="Standard"><text:span text:style-name="T1">8. Conclusio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171" meta:character-count="1155" meta:non-whitespace-character-count="1009"/>
    <meta:generator>LibreOfficeDev/6.0.5.2$Linux_X86_64 LibreOffice_project/</meta:generator>
  </office:meta>
</office:document-meta>
</file>